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16e13" officeooo:paragraph-rsid="00116e13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16e13" officeooo:paragraph-rsid="00116e13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5pt" fo:font-weight="normal" officeooo:rsid="00116e13" officeooo:paragraph-rsid="00116e13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5pt" fo:font-weight="normal" officeooo:rsid="00116e13" officeooo:paragraph-rsid="001706ed" style:font-size-asian="15pt" style:font-weight-asian="normal" style:font-size-complex="15pt" style:font-weight-complex="normal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16e13" officeooo:paragraph-rsid="00116e13" style:font-size-asian="12pt" style:font-weight-asian="normal" style:font-size-complex="12pt" style:font-weight-complex="normal"/>
    </style:style>
    <style:style style:name="P6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16e13" officeooo:paragraph-rsid="001706ed" style:font-size-asian="12pt" style:font-weight-asian="normal" style:font-size-complex="12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/>
    </style:style>
    <style:style style:name="gr1" style:family="graphic">
      <style:graphic-properties svg:stroke-color="#000000" draw:fill="none" draw:textarea-vertical-align="middle" draw:auto-grow-height="false" fo:min-height="1.231cm" fo:min-width="0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3.071cm" fo:min-width="0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Não Temas</text:span><text:tab/><text:tab/><text:tab/><text:span text:style-name="T3">Coral Kemuel</text:span><text:tab/><text:tab/><text:span text:style-name="T2">[ 40 ]</text:span></text:p>
      <text:p text:style-name="P3">Gritos rumores de guerra, Uma angústia sem fim</text:p>
      <text:p text:style-name="P3">O que acontece com a terra? A natureza caminha ao fim</text:p>
      <text:p text:style-name="P3"/>
      <text:p text:style-name="P3">O homem perde a razão, Ganância, violência, prostituição</text:p>
      <text:p text:style-name="P3">O mal vence o bem, justiça não tem, Muitos distantes de Deus!</text:p>
      <text:p text:style-name="P3"><draw:custom-shape text:anchor-type="paragraph" draw:z-index="0" draw:style-name="gr1" draw:text-style-name="P7" svg:width="0.264cm" svg:height="1.23cm" svg:x="12.102cm" svg:y="0.5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3"><draw:frame text:anchor-type="paragraph" draw:z-index="2" draw:style-name="gr3" draw:text-style-name="P8" svg:width="1.059cm" svg:height="0.406cm" svg:x="12.552cm" svg:y="0.326cm"><draw:text-box><text:p><text:span text:style-name="T4">2x</text:span></text:p></draw:text-box></draw:frame>O amor não existe mais, filhos matam os pais</text:p>
      <text:p text:style-name="P3">A frieza tomou conta do coração</text:p>
      <text:p text:style-name="P3"/>
      <text:p text:style-name="P3">Pra onde fugir? Pra onde correr? Quem irá nos socorrer?</text:p>
      <text:p text:style-name="P3">Terá salvação para a geração, Onde estamos eu e você?</text:p>
      <text:p text:style-name="P3"/>
      <text:p text:style-name="P3">"Não temas eis que logo venho</text:p>
      <text:p text:style-name="P3">Sou Jesus, aquele que morreu pra te salvar!"</text:p>
      <text:p text:style-name="P3">"Não temas eis que logo venho</text:p>
      <text:p text:style-name="P3">Sou Jesus, aquele que morreu pra te salvar!"</text:p>
      <text:p text:style-name="P3"/>
      <text:p text:style-name="P3">Voltarei pra te buscar, esteja preparado!</text:p>
      <text:p text:style-name="P3">Voltarei pra te buscar, esteja preparado!</text:p>
      <text:p text:style-name="P3">Voltarei pra te buscar, esteja preparado! (volta, volta, volta!)</text:p>
      <text:p text:style-name="P3">Voltarei pra te buscar, esteja preparado!</text:p>
      <text:p text:style-name="P3"><draw:custom-shape text:anchor-type="paragraph" draw:z-index="1" draw:style-name="gr2" draw:text-style-name="P7" svg:width="0.264cm" svg:height="3.07cm" svg:x="12.102cm" svg:y="0.56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3">"Não temas eis que logo venho</text:p>
      <text:p text:style-name="P3">Sou Jesus, aquele que morreu pra te salvar!"</text:p>
      <text:p text:style-name="P3"><draw:frame text:anchor-type="paragraph" draw:z-index="3" draw:style-name="gr4" draw:text-style-name="P8" svg:width="1.059cm" svg:height="0.406cm" svg:x="12.552cm" svg:y="0.035cm"><draw:text-box><text:p><text:span text:style-name="T4">2x</text:span></text:p></draw:text-box></draw:frame>"Não temas eis que logo venho</text:p>
      <text:p text:style-name="P3">Sou Jesus, aquele que morreu pra te salvar!"</text:p>
      <text:p text:style-name="P3">Oooh, oooh, oooh, oooh</text:p>
      <text:p text:style-name="P3"/>
      <text:p text:style-name="P3">Eis que breve vem meu Jesus</text:p>
      <text:p text:style-name="P3">Anseio sua volta! (volta! Volta!)</text:p>
      <text:p text:style-name="P3">Jesus</text:p>
      <text:p text:style-name="P6"><text:span text:style-name="T2">Não Temas</text:span><text:tab/><text:tab/><text:tab/><text:span text:style-name="T3">Coral Kemuel</text:span><text:tab/><text:tab/><text:span text:style-name="T2">[ 40 ]</text:span></text:p>
      <text:p text:style-name="P4">Gritos rumores de guerra, Uma angústia sem fim</text:p>
      <text:p text:style-name="P4">O que acontece com a terra? A natureza caminha ao fim</text:p>
      <text:p text:style-name="P4"/>
      <text:p text:style-name="P4">O homem perde a razão, Ganância, violência, prostituição</text:p>
      <text:p text:style-name="P4">O mal vence o bem, justiça não tem, Muitos distantes de Deus!</text:p>
      <text:p text:style-name="P4"><draw:custom-shape text:anchor-type="paragraph" draw:z-index="4" draw:style-name="gr1" draw:text-style-name="P7" svg:width="0.264cm" svg:height="1.23cm" svg:x="12.102cm" svg:y="0.5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4"><draw:frame text:anchor-type="paragraph" draw:z-index="6" draw:style-name="gr3" draw:text-style-name="P8" svg:width="1.059cm" svg:height="0.406cm" svg:x="12.552cm" svg:y="0.326cm"><draw:text-box><text:p><text:span text:style-name="T4">2x</text:span></text:p></draw:text-box></draw:frame>O amor não existe mais, filhos matam os pais</text:p>
      <text:p text:style-name="P4">A frieza tomou conta do coração</text:p>
      <text:p text:style-name="P4"/>
      <text:p text:style-name="P4">Pra onde fugir? Pra onde correr? Quem irá nos socorrer?</text:p>
      <text:p text:style-name="P4">Terá salvação para a geração, Onde estamos eu e você?</text:p>
      <text:p text:style-name="P4"/>
      <text:p text:style-name="P4">"Não temas eis que logo venho</text:p>
      <text:p text:style-name="P4">Sou Jesus, aquele que morreu pra te salvar!"</text:p>
      <text:p text:style-name="P4">"Não temas eis que logo venho</text:p>
      <text:p text:style-name="P4">Sou Jesus, aquele que morreu pra te salvar!"</text:p>
      <text:p text:style-name="P4"/>
      <text:p text:style-name="P4">Voltarei pra te buscar, esteja preparado!</text:p>
      <text:p text:style-name="P4">Voltarei pra te buscar, esteja preparado!</text:p>
      <text:p text:style-name="P4">Voltarei pra te buscar, esteja preparado! (volta, volta, volta!)</text:p>
      <text:p text:style-name="P4">Voltarei pra te buscar, esteja preparado!</text:p>
      <text:p text:style-name="P4"><draw:custom-shape text:anchor-type="paragraph" draw:z-index="5" draw:style-name="gr2" draw:text-style-name="P7" svg:width="0.264cm" svg:height="3.07cm" svg:x="12.102cm" svg:y="0.56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4">"Não temas eis que logo venho</text:p>
      <text:p text:style-name="P4">Sou Jesus, aquele que morreu pra te salvar!"</text:p>
      <text:p text:style-name="P4"><draw:frame text:anchor-type="paragraph" draw:z-index="7" draw:style-name="gr4" draw:text-style-name="P8" svg:width="1.059cm" svg:height="0.406cm" svg:x="12.552cm" svg:y="0.035cm"><draw:text-box><text:p><text:span text:style-name="T4">2x</text:span></text:p></draw:text-box></draw:frame>"Não temas eis que logo venho</text:p>
      <text:p text:style-name="P4">Sou Jesus, aquele que morreu pra te salvar!"</text:p>
      <text:p text:style-name="P4">Oooh, oooh, oooh, oooh</text:p>
      <text:p text:style-name="P4"/>
      <text:p text:style-name="P4">Eis que breve vem meu Jesus</text:p>
      <text:p text:style-name="P4">Anseio sua volta! (volta! Volta!)</text:p>
      <text:p text:style-name="P4">Jes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7-23T15:35:22.711436810</dc:date>
    <meta:editing-cycles>15</meta:editing-cycles>
    <meta:editing-duration>PT21M16S</meta:editing-duration>
    <meta:generator>LibreOffice/5.2.7.2$Linux_X86_64 LibreOffice_project/20m0$Build-2</meta:generator>
    <meta:document-statistic meta:table-count="0" meta:image-count="0" meta:object-count="0" meta:page-count="1" meta:paragraph-count="50" meta:word-count="360" meta:character-count="1994" meta:non-whitespace-character-count="1678"/>
  </office:meta>
</office:document-meta>
</file>